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Sensor PIR</text:p>
          </table:table-cell>
          <table:table-cell office:value-type="string" calcext:value-type="string">
            <text:p><text:a xlink:href="https://www.amazon.es/AZDelivery-ultrasónico-hc-SR04-telé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" xlink:type="simple">Amazo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Amazon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Amazon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>
          <table:table-cell office:value-type="string" calcext:value-type="string">
            <text:p>LCD 16x2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Alimentación Raspberry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1">
          <table:table-cell office:value-type="string" calcext:value-type="string">
            <text:p>Alimentación ESP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9:13:21.17022952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4:13:41.851467179</meta:creation-date>
    <dc:date>2024-06-06T09:23:52.807206384</dc:date>
    <meta:editing-duration>PT29M14S</meta:editing-duration>
    <meta:editing-cycles>6</meta:editing-cycles>
    <meta:generator>LibreOffice/6.4.7.2$Linux_X86_64 LibreOffice_project/40$Build-2</meta:generator>
    <meta:document-statistic meta:table-count="1" meta:cell-count="32" meta:object-count="0"/>
  </office:meta>
</office:document-meta>
</file>